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E0000024F6247F264F3BC711E.png" manifest:media-type="image/png"/>
  <manifest:file-entry manifest:full-path="Pictures/10000000000002D00000021C90FA66252C62E6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89cm, 1.222cm, 1.55cm, 2.051cm)" draw:image-opacity="100%" style:mirror="none"/>
    </style:style>
    <style:style style:name="gr2" style:family="graphic" style:parent-style-name="objectwithoutfill">
      <style:graphic-properties svg:stroke-width="0.04cm" svg:stroke-color="#000000" draw:marker-start="Arrow" draw:marker-start-width="0.2cm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65cm" fo:min-width="1.2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65cm" fo:min-width="0.7cm"/>
      <style:paragraph-properties style:writing-mode="lr-tb"/>
    </style:style>
    <style:style style:name="gr5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6" style:family="graphic" style:parent-style-name="objectwithoutfill">
      <style:graphic-properties draw:stroke="dash" draw:stroke-dash="Long_20_Dash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style:font-name="Arial" fo:font-size="18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Arial" fo:font-size="18pt" style:font-size-asian="18pt" style:font-size-complex="18pt"/>
    </style:style>
    <style:style style:name="P5" style:family="paragraph">
      <style:paragraph-properties fo:text-align="center"/>
      <style:text-properties style:font-name="Arial" fo:font-size="18pt" fo:font-style="italic" style:font-size-asian="18pt" style:font-style-asian="italic" style:font-size-complex="18pt" style:font-style-complex="italic"/>
    </style:style>
    <style:style style:name="P6" style:family="paragraph">
      <loext:graphic-properties draw:fill="none"/>
      <style:paragraph-properties fo:text-align="center"/>
      <style:text-properties style:font-name="Arial" fo:font-size="18pt" fo:font-style="italic" style:font-size-asian="18pt" style:font-style-asian="italic" style:font-size-complex="18pt" style:font-style-complex="italic"/>
    </style:style>
    <style:style style:name="T1" style:family="text">
      <style:text-properties style:font-name="Arial" fo:font-size="18pt" style:font-size-asian="18pt" style:font-size-complex="18pt"/>
    </style:style>
    <style:style style:name="T2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65cm" svg:height="7.789cm" svg:x="4.939cm" svg:y="-8.411cm">
          <draw:image xlink:href="Pictures/10000000000002D00000021C90FA66252C62E6F8.png" xlink:type="simple" xlink:show="embed" xlink:actuate="onLoad" loext:mime-type="image/png">
            <text:p/>
          </draw:image>
        </draw:frame>
        <draw:line draw:style-name="gr2" draw:text-style-name="P2" draw:layer="layout" svg:x1="6.4cm" svg:y1="6.536cm" svg:x2="6.4cm" svg:y2="15.4cm">
          <text:p/>
        </draw:line>
        <draw:line draw:style-name="gr2" draw:text-style-name="P2" draw:layer="layout" svg:x1="18.246cm" svg:y1="15.409cm" svg:x2="6.4cm" svg:y2="15.4cm">
          <text:p/>
        </draw:line>
        <draw:custom-shape draw:style-name="gr3" draw:text-style-name="P4" draw:layer="layout" svg:width="1.7cm" svg:height="0.9cm" draw:transform="rotate (1.5707963267949) translate (5.317cm 11.818cm)">
          <text:p text:style-name="P3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cm" svg:height="0.9cm" svg:x="16.4cm" svg:y="15.55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11.678cm" svg:height="3.829cm" draw:transform="skewX (-0.053232542185827) rotate (0.668286570588629) translate (6.4cm 13.3570850202429cm)" svg:viewBox="0 0 11679 3830" svg:d="M0 0c1529 0-376 1958 639 1661 1015-298 3935-2553 3321-917-614 1635-2782 2998-13 2887 2770-111 7732 199 7732 199">
          <text:p/>
        </draw:path>
        <draw:path draw:style-name="gr5" draw:text-style-name="P2" draw:layer="layout" svg:width="13.481cm" svg:height="0.476cm" draw:transform="skewX (0.0514872129338327) rotate (0.519584518318712) translate (6.39706669717285cm 13.8941980806388cm)" svg:viewBox="0 0 13482 477" svg:d="M0 6c7051 1062 13482-6 13482-6">
          <text:p/>
        </draw:path>
        <draw:custom-shape draw:style-name="gr3" draw:text-style-name="P6" draw:layer="layout" svg:width="1.7cm" svg:height="0.9cm" svg:x="15.6cm" svg:y="6.9cm">
          <text:p text:style-name="P5"><text:span text:style-name="T2">c⋅g(n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cm" svg:height="0.9cm" svg:x="16.7cm" svg:y="9.9cm">
          <text:p text:style-name="P5"><text:span text:style-name="T2">f(n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cm" svg:height="0.9cm" svg:x="9.3cm" svg:y="15.55cm">
          <text:p text:style-name="P3"><text:span text:style-name="T1">n</text:span><text:span text:style-name="T3">0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184cm" svg:y1="12.2cm" svg:x2="10.184cm" svg:y2="15.4cm">
          <text:p/>
        </draw:line>
      </draw:page>
      <draw:page draw:name="page2" draw:style-name="dp1" draw:master-page-name="Default">
        <draw:frame draw:style-name="gr7" draw:text-style-name="P1" draw:layer="layout" svg:width="14.226cm" svg:height="9.938cm" svg:x="3.7cm" svg:y="-3.65cm">
          <draw:image xlink:href="Pictures/100000000000034E0000024F6247F264F3BC711E.png" xlink:type="simple" xlink:show="embed" xlink:actuate="onLoad" loext:mime-type="image/png">
            <text:p/>
          </draw:image>
        </draw:frame>
        <draw:line draw:style-name="gr2" draw:text-style-name="P2" draw:layer="layout" svg:x1="6.401cm" svg:y1="6.536cm" svg:x2="6.401cm" svg:y2="15.4cm">
          <text:p/>
        </draw:line>
        <draw:line draw:style-name="gr2" draw:text-style-name="P2" draw:layer="layout" svg:x1="18.247cm" svg:y1="15.409cm" svg:x2="6.401cm" svg:y2="15.4cm">
          <text:p/>
        </draw:line>
        <draw:custom-shape draw:style-name="gr3" draw:text-style-name="P4" draw:layer="layout" svg:width="1.7cm" svg:height="0.9cm" draw:transform="rotate (1.5707963267949) translate (5.318cm 11.818cm)">
          <text:p text:style-name="P3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cm" svg:height="0.9cm" svg:x="16.401cm" svg:y="15.55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cm" svg:height="0.9cm" svg:x="19.946cm" svg:y="3.515cm">
          <text:p text:style-name="P5"><text:span text:style-name="T2">f(n)</text:span></text:p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9.945cm" svg:height="2.544cm" draw:transform="skewX (7.35801115399002E-017) rotate (0.764803278223915) translate (4.63873014886299cm 13.5636055913997cm)" svg:viewBox="0 0 9946 2545" svg:d="M0 2545c6650 0 9946-2545 9946-2545">
          <text:p/>
        </draw:path>
        <draw:line draw:style-name="gr8" draw:text-style-name="P2" draw:layer="layout" svg:x1="6.401cm" svg:y1="15.4cm" svg:x2="19.097cm" svg:y2="9.73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7T15:36:29.901000000</dc:date>
    <meta:editing-duration>P2DT36M57S</meta:editing-duration>
    <meta:editing-cycles>69</meta:editing-cycles>
    <meta:generator>LibreOffice/6.4.5.2$Windows_X86_64 LibreOffice_project/a726b36747cf2001e06b58ad5db1aa3a9a1872d6</meta:generator>
    <meta:document-statistic meta:object-count="19"/>
  </office:meta>
</office:document-meta>
</file>